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99ccff"/>
    </style:style>
    <style:style style:name="ce16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6e6e6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94bd5e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666666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47b8b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47b8b8" style:text-align-source="fix" style:repeat-content="false"/>
      <style:paragraph-properties fo:text-align="center" fo:margin-left="0in"/>
    </style:style>
    <style:style style:name="ce3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36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21">
      <style:table-cell-properties fo:background-color="#ffff99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4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47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6"/>
        <table:table-column table:style-name="co2" table:default-cell-style-name="ce9"/>
        <table:table-column table:style-name="co2" table:number-columns-repeated="4" table:default-cell-style-name="ce6"/>
        <table:table-column table:style-name="co2" table:default-cell-style-name="ce11"/>
        <table:table-column table:style-name="co2" table:number-columns-repeated="2" table:default-cell-style-name="ce6"/>
        <table:table-column table:style-name="co2" table:default-cell-style-name="Default"/>
        <table:table-column table:style-name="co3" table:default-cell-style-name="ce14"/>
        <table:table-column table:style-name="co3" table:default-cell-style-name="ce11"/>
        <table:table-column table:style-name="co3" table:default-cell-style-name="ce18"/>
        <table:table-column table:style-name="co3" table:default-cell-style-name="ce6"/>
        <table:table-column table:style-name="co3" table:number-columns-repeated="3" table:default-cell-style-name="Default"/>
        <table:table-column table:style-name="co3" table:default-cell-style-name="ce21"/>
        <table:table-column table:style-name="co3" table:number-columns-repeated="3" table:default-cell-style-name="Default"/>
        <table:table-column table:style-name="co3" table:default-cell-style-name="ce15"/>
        <table:table-column table:style-name="co3" table:default-cell-style-name="ce21"/>
        <table:table-column table:style-name="co3" table:default-cell-style-name="ce9"/>
        <table:table-column table:style-name="co3" table:default-cell-style-name="ce6"/>
        <table:table-column table:style-name="co3" table:default-cell-style-name="ce11"/>
        <table:table-column table:style-name="co3" table:number-columns-repeated="2" table:default-cell-style-name="ce6"/>
        <table:table-column table:style-name="co3" table:default-cell-style-name="ce14"/>
        <table:table-column table:style-name="co3" table:default-cell-style-name="ce6"/>
        <table:table-column table:style-name="co3" table:default-cell-style-name="ce18"/>
        <table:table-column table:style-name="co4" table:default-cell-style-name="ce25"/>
        <table:table-column table:style-name="co3" table:number-columns-repeated="3" table:default-cell-style-name="ce27"/>
        <table:table-column table:style-name="co4" table:default-cell-style-name="ce25"/>
        <table:table-column table:style-name="co3" table:number-columns-repeated="3" table:default-cell-style-name="ce30"/>
        <table:table-column table:style-name="co3" table:default-cell-style-name="ce27"/>
        <table:table-column table:style-name="co4" table:default-cell-style-name="ce25"/>
        <table:table-column table:style-name="co3" table:number-columns-repeated="2" table:default-cell-style-name="ce32"/>
        <table:table-column table:style-name="co3" table:default-cell-style-name="ce27"/>
        <table:table-column table:style-name="co4" table:default-cell-style-name="ce25"/>
        <table:table-column table:style-name="co5" table:default-cell-style-name="ce35"/>
        <table:table-column table:style-name="co6" table:number-columns-repeated="4" table:default-cell-style-name="ce23"/>
        <table:table-column table:style-name="co4" table:default-cell-style-name="ce25"/>
        <table:table-column table:style-name="co6" table:default-cell-style-name="ce39"/>
        <table:table-column table:style-name="co7" table:default-cell-style-name="ce42"/>
        <table:table-column table:style-name="co4" table:default-cell-style-name="ce25"/>
        <table:table-column table:style-name="co6" table:default-cell-style-name="ce39"/>
        <table:table-column table:style-name="co2" table:default-cell-style-name="ce45"/>
        <table:table-column table:style-name="co4" table:default-cell-style-name="ce25"/>
        <table:table-column table:style-name="co6" table:default-cell-style-name="ce39"/>
        <table:table-column table:style-name="co7" table:default-cell-style-name="ce42"/>
        <table:table-column table:style-name="co2" table:number-columns-repeated="95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12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3" office:value-type="string" calcext:value-type="string">
            <text:p>A13</text:p>
          </table:table-cell>
          <table:table-cell table:style-name="ce16" office:value-type="string" calcext:value-type="string">
            <text:p>A14 – LT</text:p>
          </table:table-cell>
          <table:table-cell table:style-name="ce17" office:value-type="string" calcext:value-type="string">
            <text:p>RN</text:p>
          </table:table-cell>
          <table:table-cell table:style-name="ce19" office:value-type="string" calcext:value-type="string">
            <text:p>M3-P</text:p>
          </table:table-cell>
          <table:table-cell table:style-name="ce19" office:value-type="string" calcext:value-type="string">
            <text:p>A15</text:p>
          </table:table-cell>
          <table:table-cell table:style-name="ce19" office:value-type="string" calcext:value-type="string">
            <text:p>A16</text:p>
          </table:table-cell>
          <table:table-cell table:style-name="ce19" office:value-type="string" calcext:value-type="string">
            <text:p>A17</text:p>
          </table:table-cell>
          <table:table-cell table:style-name="ce20" office:value-type="string" calcext:value-type="string">
            <text:p>A17 – LT</text:p>
          </table:table-cell>
          <table:table-cell table:style-name="ce19" office:value-type="string" calcext:value-type="string">
            <text:p>A18 – RD</text:p>
          </table:table-cell>
          <table:table-cell table:style-name="ce19" office:value-type="string" calcext:value-type="string">
            <text:p>A18 – FD</text:p>
          </table:table-cell>
          <table:table-cell table:style-name="ce19" office:value-type="string" calcext:value-type="string">
            <text:p>A19</text:p>
          </table:table-cell>
          <table:table-cell table:style-name="ce22" office:value-type="string" calcext:value-type="string">
            <text:p>A20</text:p>
          </table:table-cell>
          <table:table-cell table:style-name="ce20" office:value-type="string" calcext:value-type="string">
            <text:p>A21 – LT</text:p>
          </table:table-cell>
          <table:table-cell table:style-name="ce17" office:value-type="string" calcext:value-type="string">
            <text:p>RN</text:p>
          </table:table-cell>
          <table:table-cell table:style-name="ce23" office:value-type="string" calcext:value-type="string">
            <text:p>A22</text:p>
          </table:table-cell>
          <table:table-cell table:style-name="ce16" office:value-type="string" calcext:value-type="string">
            <text:p>A22 – LT</text:p>
          </table:table-cell>
          <table:table-cell table:style-name="ce23" office:value-type="string" calcext:value-type="string">
            <text:p>A23 – 1</text:p>
          </table:table-cell>
          <table:table-cell table:style-name="ce23" office:value-type="string" calcext:value-type="string">
            <text:p>A23 – 2</text:p>
          </table:table-cell>
          <table:table-cell table:style-name="ce13" office:value-type="string" calcext:value-type="string">
            <text:p>A24</text:p>
          </table:table-cell>
          <table:table-cell table:style-name="ce19" office:value-type="string" calcext:value-type="string">
            <text:p>M4-P</text:p>
          </table:table-cell>
          <table:table-cell table:style-name="ce17" office:value-type="string" calcext:value-type="string">
            <text:p>RN</text:p>
          </table:table-cell>
          <table:table-cell table:style-name="ce24"/>
          <table:table-cell table:style-name="ce26" office:value-type="string" calcext:value-type="string">
            <text:p>RN – FINAL</text:p>
          </table:table-cell>
          <table:table-cell table:style-name="ce26" office:value-type="string" calcext:value-type="string">
            <text:p>MP – FINAL</text:p>
          </table:table-cell>
          <table:table-cell table:style-name="ce26" office:value-type="string" calcext:value-type="string">
            <text:p>RP – FINAL</text:p>
          </table:table-cell>
          <table:table-cell table:style-name="ce24"/>
          <table:table-cell table:style-name="ce29" office:value-type="string" calcext:value-type="string">
            <text:p>FP 1 – Poster</text:p>
          </table:table-cell>
          <table:table-cell table:style-name="ce29" office:value-type="string" calcext:value-type="string">
            <text:p>FP 2 – Present</text:p>
          </table:table-cell>
          <table:table-cell table:style-name="ce29" office:value-type="string" calcext:value-type="string">
            <text:p>FP 3 – Paper</text:p>
          </table:table-cell>
          <table:table-cell table:style-name="ce26" office:value-type="string" calcext:value-type="string">
            <text:p>FP Final</text:p>
          </table:table-cell>
          <table:table-cell table:style-name="ce24"/>
          <table:table-cell table:style-name="ce31" office:value-type="string" calcext:value-type="string">
            <text:p>CP1</text:p>
          </table:table-cell>
          <table:table-cell table:style-name="ce31" office:value-type="string" calcext:value-type="string">
            <text:p>CP2</text:p>
          </table:table-cell>
          <table:table-cell table:style-name="ce26" office:value-type="string" calcext:value-type="string">
            <text:p>CP – Final</text:p>
          </table:table-cell>
          <table:table-cell table:style-name="ce24"/>
          <table:table-cell table:style-name="ce33" office:value-type="string" calcext:value-type="string">
            <text:p>Final Grade</text:p>
          </table:table-cell>
          <table:table-cell table:style-name="ce34" office:value-type="string" calcext:value-type="string">
            <text:p>Final Grade</text:p>
          </table:table-cell>
          <table:table-cell table:style-name="ce34" office:value-type="string" calcext:value-type="string">
            <text:p>Submitted Grade</text:p>
          </table:table-cell>
          <table:table-cell table:style-name="ce34" office:value-type="string" calcext:value-type="string">
            <text:p>Final GPA</text:p>
          </table:table-cell>
          <table:table-cell table:style-name="ce34" office:value-type="string" calcext:value-type="string">
            <text:p>Submitted GPA</text:p>
          </table:table-cell>
          <table:table-cell table:style-name="ce24"/>
          <table:table-cell table:style-name="ce38" office:value-type="string" calcext:value-type="string">
            <text:p>Letter Grade</text:p>
          </table:table-cell>
          <table:table-cell table:style-name="ce41" office:value-type="string" calcext:value-type="string">
            <text:p>Numerical Grade</text:p>
          </table:table-cell>
          <table:table-cell table:style-name="ce24"/>
          <table:table-cell table:style-name="ce38" office:value-type="string" calcext:value-type="string">
            <text:p>Letter Grade</text:p>
          </table:table-cell>
          <table:table-cell table:style-name="ce44" office:value-type="string" calcext:value-type="string">
            <text:p>GPA </text:p>
          </table:table-cell>
          <table:table-cell table:style-name="ce24"/>
          <table:table-cell table:style-name="ce38"/>
          <table:table-cell table:style-name="ce41"/>
          <table:table-cell table:style-name="ce48" table:number-columns-repeated="95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1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2]; [.$BF$3:.$BG$15]; 2; 0); VLOOKUP([.S2]; [.$BF$3:.$BG$15]; 2; 0); VLOOKUP([.AD2]; [.$BF$3:.$BG$15]; 2; 0); VLOOKUP([.AK2]; [.$BF$3:.$BG$15]; 2; 0))) / 400 * 0.1" office:value-type="float" office:value="0.09275" calcext:value-type="float">
            <text:p>0.09275</text:p>
          </table:table-cell>
          <table:table-cell table:formula="of:=(SUM(VLOOKUP([.Q2]; [.$BF$3:.$BG$15]; 2; 0); VLOOKUP([.AB2]; [.$BF$3:.$BG$15]; 2; 0); VLOOKUP([.AI2]; [.$BF$3:.$BG$15]; 2; 0))) / 300 * 0.3" office:value-type="float" office:value="0.288" calcext:value-type="float">
            <text:p>0.288</text:p>
          </table:table-cell>
          <table:table-cell table:formula="of:=(SUM(VLOOKUP([.M2]; [.$BF$3:.$BG$15]; 2; 0); VLOOKUP([.R2]; [.$BF$3:.$BG$15]; 2; 0); VLOOKUP([.X2]; [.$BF$3:.$BG$15]; 2; 0); VLOOKUP([.AC2]; [.$BF$3:.$BG$15]; 2; 0); VLOOKUP([.AF2]; [.$BF$3:.$BG$15]; 2; 0); VLOOKUP([.T2]; [.$BF$3:.$BG$15]; 2; 0))) / 600 * 0.15" office:value-type="float" office:value="0.139" calcext:value-type="float">
            <text:p>0.139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formula="of:=(SUM(VLOOKUP([.AQ2]; [.$BF$3:.$BG$15]; 2; 0); VLOOKUP([.AR2]; [.$BF$3:.$BG$15]; 2; 0); VLOOKUP([.AS2]; [.$BF$3:.$BG$15]; 2; 0))) / 300 * 0.2" office:value-type="float" office:value="0.187333333333333" calcext:value-type="float">
            <text:p>0.187333333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V2]; [.$BF$3:.$BG$15]; 2; 0); VLOOKUP([.AW2]; [.$BF$3:.$BG$15]; 2; 0))) / 200 * 0.1" office:value-type="float" office:value="0.096" calcext:value-type="float">
            <text:p>0.096</text:p>
          </table:table-cell>
          <table:table-cell/>
          <table:table-cell table:style-name="ce33"/>
          <table:table-cell table:style-name="ce34" table:formula="of:=IF(aw#REF!&gt;=0.9875;&quot;A+&quot;;  IF(aw#REF!&gt;=0.94; &quot;A&quot;; IF(aw#REF!&gt;=0.9; &quot;A-&quot;; IF(aw#REF!&gt;=0.87; &quot;B+&quot;; IF(aw#REF!&gt;=0.84;&quot;B&quot;; IF(aw#REF!&gt;=0.8; &quot;B-&quot;; IF(aw#REF!&gt;=0.77; &quot;C+&quot;; IF(aw#REF!&gt;=0.74;&quot;C&quot;; IF(aw#REF!&gt;=0.7; &quot;C-&quot;; IF(aw#REF!&gt;=0.67; &quot;D+&quot;; IF(aw#REF!&gt;=0.64;&quot;D&quot;; IF(aw#REF!&gt;=0.6; &quot;D-&quot;; &quot;F&quot;))))))))))))" office:value-type="string" office:string-value="" calcext:value-type="error">
            <text:p>Err:509</text:p>
          </table:table-cell>
          <table:table-cell table:style-name="ce34" office:value-type="string" calcext:value-type="string">
            <text:p>B+</text:p>
          </table:table-cell>
          <table:table-cell table:style-name="ce34" table:formula="of:=VLOOKUP([.BA2]; [.$BI$2:.$BJ$15]; 2; 0)" office:value-type="string" office:string-value="" calcext:value-type="error">
            <text:p>Err:509</text:p>
          </table:table-cell>
          <table:table-cell table:style-name="ce34"/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B+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1"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/>
          <table:table-cell table:formula="of:=(SUM(VLOOKUP([.H3]; [.$BF$3:.$BG$15]; 2; 0); VLOOKUP([.S3]; [.$BF$3:.$BG$15]; 2; 0); VLOOKUP([.AD3]; [.$BF$3:.$BG$15]; 2; 0); VLOOKUP([.AK3]; [.$BF$3:.$BG$15]; 2; 0))) / 400 * 0.1" office:value-type="float" office:value="0.091" calcext:value-type="float">
            <text:p>0.091</text:p>
          </table:table-cell>
          <table:table-cell table:formula="of:=(SUM(VLOOKUP([.Q3]; [.$BF$3:.$BG$15]; 2; 0); VLOOKUP([.AB3]; [.$BF$3:.$BG$15]; 2; 0); VLOOKUP([.AI3]; [.$BF$3:.$BG$15]; 2; 0))) / 300 * 0.3" office:value-type="float" office:value="0.261" calcext:value-type="float">
            <text:p>0.261</text:p>
          </table:table-cell>
          <table:table-cell table:formula="of:=(SUM(VLOOKUP([.M3]; [.$BF$3:.$BG$15]; 2; 0); VLOOKUP([.R3]; [.$BF$3:.$BG$15]; 2; 0); VLOOKUP([.X3]; [.$BF$3:.$BG$15]; 2; 0); VLOOKUP([.AC3]; [.$BF$3:.$BG$15]; 2; 0); VLOOKUP([.AF3]; [.$BF$3:.$BG$15]; 2; 0);  VLOOKUP([.AJ3]; [.$BF$3:.$BG$15]; 2; 0)   )) / 600 * 0.15" office:value-type="float" office:value="0.1385" calcext:value-type="float">
            <text:p>0.138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formula="of:=(SUM(VLOOKUP([.AQ3]; [.$BF$3:.$BG$15]; 2; 0); VLOOKUP([.AR3]; [.$BF$3:.$BG$15]; 2; 0); VLOOKUP([.AS3]; [.$BF$3:.$BG$15]; 2; 0))) / 300 * 0.2" office:value-type="float" office:value="0.172" calcext:value-type="float">
            <text:p>0.172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V3]; [.$BF$3:.$BG$15]; 2; 0); VLOOKUP([.AW3]; [.$BF$3:.$BG$15]; 2; 0))) / 200 * 0.1" office:value-type="float" office:value="0.089" calcext:value-type="float">
            <text:p>0.089</text:p>
          </table:table-cell>
          <table:table-cell/>
          <table:table-cell table:style-name="ce33"/>
          <table:table-cell table:style-name="ce34"/>
          <table:table-cell table:style-name="ce34" office:value-type="string" calcext:value-type="string">
            <text:p>B</text:p>
          </table:table-cell>
          <table:table-cell table:style-name="ce34" table:number-columns-repeated="2"/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-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</text:p>
          </table:table-cell>
          <table:table-cell table:style-name="ce11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/>
          <table:table-cell table:formula="of:=(SUM(VLOOKUP([.H4]; [.$BF$3:.$BG$15]; 2; 0); VLOOKUP([.S4]; [.$BF$3:.$BG$15]; 2; 0); VLOOKUP([.AD4]; [.$BF$3:.$BG$15]; 2; 0); VLOOKUP([.AK4]; [.$BF$3:.$BG$15]; 2; 0))) / 400 * 0.1" office:value-type="float" office:value="0.024" calcext:value-type="float">
            <text:p>0.024</text:p>
          </table:table-cell>
          <table:table-cell table:formula="of:=(SUM(VLOOKUP([.Q4]; [.$BF$3:.$BG$15]; 2; 0); VLOOKUP([.AB4]; [.$BF$3:.$BG$15]; 2; 0); VLOOKUP([.AI4]; [.$BF$3:.$BG$15]; 2; 0))) / 300 * 0.3" office:value-type="float" office:value="0.086" calcext:value-type="float">
            <text:p>0.086</text:p>
          </table:table-cell>
          <table:table-cell table:formula="of:=(SUM(VLOOKUP([.M4]; [.$BF$3:.$BG$15]; 2; 0); VLOOKUP([.R4]; [.$BF$3:.$BG$15]; 2; 0); VLOOKUP([.X4]; [.$BF$3:.$BG$15]; 2; 0); VLOOKUP([.AC4]; [.$BF$3:.$BG$15]; 2; 0); VLOOKUP([.AF4]; [.$BF$3:.$BG$15]; 2; 0);  VLOOKUP([.AJ4]; [.$BF$3:.$BG$15]; 2; 0)   )) / 600 * 0.15" office:value-type="float" office:value="0.1175" calcext:value-type="float">
            <text:p>0.1175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formula="of:=(SUM(VLOOKUP([.AQ4]; [.$BF$3:.$BG$15]; 2; 0); VLOOKUP([.AR4]; [.$BF$3:.$BG$15]; 2; 0); VLOOKUP([.AS4]; [.$BF$3:.$BG$15]; 2; 0))) / 300 * 0.2" office:value-type="float" office:value="0.121333333333333" calcext:value-type="float">
            <text:p>0.1213333333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V4]; [.$BF$3:.$BG$15]; 2; 0); VLOOKUP([.AW4]; [.$BF$3:.$BG$15]; 2; 0))) / 200 * 0.1" office:value-type="float" office:value="0.086" calcext:value-type="float">
            <text:p>0.086</text:p>
          </table:table-cell>
          <table:table-cell/>
          <table:table-cell table:style-name="ce33"/>
          <table:table-cell table:style-name="ce34"/>
          <table:table-cell table:style-name="ce34" office:value-type="string" calcext:value-type="string">
            <text:p>A</text:p>
          </table:table-cell>
          <table:table-cell table:style-name="ce34" table:number-columns-repeated="2"/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11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14" office:value-type="string" calcext:value-type="string">
            <text:p>B</text:p>
          </table:table-cell>
          <table:table-cell table:style-name="ce11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F</text:p>
          </table:table-cell>
          <table:table-cell table:style-name="ce11"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/>
          <table:table-cell table:formula="of:=(SUM(VLOOKUP([.H5]; [.$BF$3:.$BG$15]; 2; 0); VLOOKUP([.S5]; [.$BF$3:.$BG$15]; 2; 0); VLOOKUP([.AD5]; [.$BF$3:.$BG$15]; 2; 0); VLOOKUP([.AK5]; [.$BF$3:.$BG$15]; 2; 0))) / 400 * 0.1" office:value-type="float" office:value="0.04475" calcext:value-type="float">
            <text:p>0.04475</text:p>
          </table:table-cell>
          <table:table-cell table:formula="of:=(SUM(VLOOKUP([.Q5]; [.$BF$3:.$BG$15]; 2; 0); VLOOKUP([.AB5]; [.$BF$3:.$BG$15]; 2; 0); VLOOKUP([.AI5]; [.$BF$3:.$BG$15]; 2; 0))) / 300 * 0.3" office:value-type="float" office:value="0.172" calcext:value-type="float">
            <text:p>0.172</text:p>
          </table:table-cell>
          <table:table-cell table:formula="of:=(SUM(VLOOKUP([.M5]; [.$BF$3:.$BG$15]; 2; 0); VLOOKUP([.R5]; [.$BF$3:.$BG$15]; 2; 0); VLOOKUP([.X5]; [.$BF$3:.$BG$15]; 2; 0); VLOOKUP([.AC5]; [.$BF$3:.$BG$15]; 2; 0); VLOOKUP([.AF5]; [.$BF$3:.$BG$15]; 2; 0);  VLOOKUP([.AJ5]; [.$BF$3:.$BG$15]; 2; 0)   )) / 600 * 0.15" office:value-type="float" office:value="0.13175" calcext:value-type="float">
            <text:p>0.13175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Q5]; [.$BF$3:.$BG$15]; 2; 0); VLOOKUP([.AR5]; [.$BF$3:.$BG$15]; 2; 0); VLOOKUP([.AS5]; [.$BF$3:.$BG$15]; 2; 0))) / 300 * 0.2" office:value-type="float" office:value="0.165333333333333" calcext:value-type="float">
            <text:p>0.165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V5]; [.$BF$3:.$BG$15]; 2; 0); VLOOKUP([.AW5]; [.$BF$3:.$BG$15]; 2; 0))) / 200 * 0.1" office:value-type="float" office:value="0.083" calcext:value-type="float">
            <text:p>0.083</text:p>
          </table:table-cell>
          <table:table-cell/>
          <table:table-cell table:style-name="ce34" table:formula="of:=AVERAGE(#REF!)" office:value-type="string" office:string-value="" calcext:value-type="error">
            <text:p>#REF!</text:p>
          </table:table-cell>
          <table:table-cell table:style-name="ce34"/>
          <table:table-cell table:style-name="ce34" office:value-type="string" calcext:value-type="string">
            <text:p>C-</text:p>
          </table:table-cell>
          <table:table-cell table:style-name="ce34" table:number-columns-repeated="2"/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62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4"/>
          <table:table-cell table:style-name="ce11"/>
          <table:table-cell table:style-name="ce7" table:number-columns-repeated="17"/>
          <table:table-cell table:style-name="ce28"/>
          <table:table-cell table:style-name="ce7" table:number-columns-repeated="4"/>
          <table:table-cell table:style-name="ce28"/>
          <table:table-cell table:style-name="ce7" table:number-columns-repeated="3"/>
          <table:table-cell table:style-name="ce28"/>
          <table:table-cell table:style-name="ce7"/>
          <table:table-cell table:style-name="ce36"/>
          <table:table-cell table:style-name="ce36" office:value-type="string" calcext:value-type="string">
            <text:p>C-</text:p>
          </table:table-cell>
          <table:table-cell table:style-name="ce36" table:number-columns-repeated="2"/>
          <table:table-cell table:style-name="ce28"/>
          <table:table-cell table:style-name="Default"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table:style-name="Default" office:value-type="string" calcext:value-type="string">
            <text:p>B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Default"/>
          <table:table-cell table:style-name="ce47"/>
          <table:table-cell table:style-name="ce28" table:number-columns-repeated="959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11" office:value-type="string" calcext:value-type="string">
            <text:p>A-</text:p>
          </table:table-cell>
          <table:table-cell table:style-name="ce9" office:value-type="string" calcext:value-type="string">
            <text:p>F</text:p>
          </table:table-cell>
          <table:table-cell/>
          <table:table-cell table:formula="of:=(SUM(VLOOKUP([.H7]; [.$BF$3:.$BG$15]; 2; 0); VLOOKUP([.S7]; [.$BF$3:.$BG$15]; 2; 0); VLOOKUP([.AD7]; [.$BF$3:.$BG$15]; 2; 0); VLOOKUP([.AK7]; [.$BF$3:.$BG$15]; 2; 0))) / 400 * 0.1" office:value-type="float" office:value="0.04225" calcext:value-type="float">
            <text:p>0.04225</text:p>
          </table:table-cell>
          <table:table-cell table:formula="of:=(SUM(VLOOKUP([.Q7]; [.$BF$3:.$BG$15]; 2; 0); VLOOKUP([.AB7]; [.$BF$3:.$BG$15]; 2; 0); VLOOKUP([.AI7]; [.$BF$3:.$BG$15]; 2; 0))) / 300 * 0.3" office:value-type="float" office:value="0.166" calcext:value-type="float">
            <text:p>0.166</text:p>
          </table:table-cell>
          <table:table-cell table:formula="of:=(SUM(VLOOKUP([.M7]; [.$BF$3:.$BG$15]; 2; 0); VLOOKUP([.R7]; [.$BF$3:.$BG$15]; 2; 0); VLOOKUP([.X7]; [.$BF$3:.$BG$15]; 2; 0); VLOOKUP([.AC7]; [.$BF$3:.$BG$15]; 2; 0); VLOOKUP([.AF7]; [.$BF$3:.$BG$15]; 2; 0);  VLOOKUP([.AJ7]; [.$BF$3:.$BG$15]; 2; 0))) / 600 * 0.15" office:value-type="float" office:value="0.1375" calcext:value-type="float">
            <text:p>0.1375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Q7]; [.$BF$3:.$BG$15]; 2; 0); VLOOKUP([.AR7]; [.$BF$3:.$BG$15]; 2; 0); VLOOKUP([.AS7]; [.$BF$3:.$BG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V7]; [.$BF$3:.$BG$15]; 2; 0); VLOOKUP([.AW7]; [.$BF$3:.$BG$15]; 2; 0))) / 200 * 0.1" office:value-type="float" office:value="0.086" calcext:value-type="float">
            <text:p>0.08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B</text:p>
          </table:table-cell>
          <table:table-cell table:style-name="ce34" table:number-columns-repeated="2"/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1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8]; [.$BF$3:.$BG$15]; 2; 0); VLOOKUP([.S8]; [.$BF$3:.$BG$15]; 2; 0); VLOOKUP([.AD8]; [.$BF$3:.$BG$15]; 2; 0); VLOOKUP([.AK8]; [.$BF$3:.$BG$15]; 2; 0))) / 400 * 0.1" office:value-type="float" office:value="0.07125" calcext:value-type="float">
            <text:p>0.07125</text:p>
          </table:table-cell>
          <table:table-cell table:formula="of:=(SUM(VLOOKUP([.Q8]; [.$BF$3:.$BG$15]; 2; 0); VLOOKUP([.AB8]; [.$BF$3:.$BG$15]; 2; 0); VLOOKUP([.AI8]; [.$BF$3:.$BG$15]; 2; 0))) / 300 * 0.3" office:value-type="float" office:value="0.275" calcext:value-type="float">
            <text:p>0.275</text:p>
          </table:table-cell>
          <table:table-cell table:formula="of:=(SUM(VLOOKUP([.M8]; [.$BF$3:.$BG$15]; 2; 0); VLOOKUP([.R8]; [.$BF$3:.$BG$15]; 2; 0); VLOOKUP([.X8]; [.$BF$3:.$BG$15]; 2; 0); VLOOKUP([.AC8]; [.$BF$3:.$BG$15]; 2; 0); VLOOKUP([.AF8]; [.$BF$3:.$BG$15]; 2; 0); VLOOKUP([.T8]; [.$BF$3:.$BG$15]; 2; 0))) / 600 * 0.15" office:value-type="float" office:value="0.134" calcext:value-type="float">
            <text:p>0.134</text:p>
          </table:table-cell>
          <table:table-cell/>
          <table:table-cell table:number-columns-repeated="3" office:value-type="string" calcext:value-type="string">
            <text:p>B+</text:p>
          </table:table-cell>
          <table:table-cell table:formula="of:=(SUM(VLOOKUP([.AQ8]; [.$BF$3:.$BG$15]; 2; 0); VLOOKUP([.AR8]; [.$BF$3:.$BG$15]; 2; 0); VLOOKUP([.AS8]; [.$BF$3:.$BG$15]; 2; 0))) / 300 * 0.2" office:value-type="float" office:value="0.178" calcext:value-type="float">
            <text:p>0.178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V8]; [.$BF$3:.$BG$15]; 2; 0); VLOOKUP([.AW8]; [.$BF$3:.$BG$15]; 2; 0))) / 200 * 0.1" office:value-type="float" office:value="0.086" calcext:value-type="float">
            <text:p>0.08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C+</text:p>
          </table:table-cell>
          <table:table-cell table:style-name="ce34" table:number-columns-repeated="2"/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4" office:value-type="string" calcext:value-type="string">
            <text:p>B+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9]; [.$BF$3:.$BG$15]; 2; 0); VLOOKUP([.S9]; [.$BF$3:.$BG$15]; 2; 0); VLOOKUP([.AD9]; [.$BF$3:.$BG$15]; 2; 0); VLOOKUP([.AK9]; [.$BF$3:.$BG$15]; 2; 0))) / 400 * 0.1" office:value-type="float" office:value="0.0935" calcext:value-type="float">
            <text:p>0.0935</text:p>
          </table:table-cell>
          <table:table-cell table:formula="of:=(SUM(VLOOKUP([.Q9]; [.$BF$3:.$BG$15]; 2; 0); VLOOKUP([.AB9]; [.$BF$3:.$BG$15]; 2; 0); VLOOKUP([.AI9]; [.$BF$3:.$BG$15]; 2; 0))) / 300 * 0.3" office:value-type="float" office:value="0.268" calcext:value-type="float">
            <text:p>0.268</text:p>
          </table:table-cell>
          <table:table-cell table:formula="of:=(SUM(VLOOKUP([.M9]; [.$BF$3:.$BG$15]; 2; 0); VLOOKUP([.R9]; [.$BF$3:.$BG$15]; 2; 0); VLOOKUP([.X9]; [.$BF$3:.$BG$15]; 2; 0); VLOOKUP([.AC9]; [.$BF$3:.$BG$15]; 2; 0); VLOOKUP([.AF9]; [.$BF$3:.$BG$15]; 2; 0); VLOOKUP([.I9]; [.$BF$3:.$BG$15]; 2; 0))) / 600 * 0.15" office:value-type="float" office:value="0.1335" calcext:value-type="float">
            <text:p>0.1335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formula="of:=(SUM(VLOOKUP([.AQ9]; [.$BF$3:.$BG$15]; 2; 0); VLOOKUP([.AR9]; [.$BF$3:.$BG$15]; 2; 0); VLOOKUP([.AS9]; [.$BF$3:.$BG$15]; 2; 0))) / 300 * 0.2" office:value-type="float" office:value="0.169333333333333" calcext:value-type="float">
            <text:p>0.1693333333</text:p>
          </table:table-cell>
          <table:table-cell/>
          <table:table-cell table:number-columns-repeated="2" office:value-type="string" calcext:value-type="string">
            <text:p>B+</text:p>
          </table:table-cell>
          <table:table-cell table:formula="of:=(SUM(VLOOKUP([.AV9]; [.$BF$3:.$BG$15]; 2; 0); VLOOKUP([.AW9]; [.$BF$3:.$BG$15]; 2; 0))) / 200 * 0.1" office:value-type="float" office:value="0.089" calcext:value-type="float">
            <text:p>0.089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C</text:p>
          </table:table-cell>
          <table:table-cell table:style-name="ce34" table:number-columns-repeated="2"/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62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1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4" office:value-type="string" calcext:value-type="string">
            <text:p>F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10]; [.$BF$3:.$BG$15]; 2; 0); VLOOKUP([.S10]; [.$BF$3:.$BG$15]; 2; 0); VLOOKUP([.AD10]; [.$BF$3:.$BG$15]; 2; 0); VLOOKUP([.AK10]; [.$BF$3:.$BG$15]; 2; 0))) / 400 * 0.1" office:value-type="float" office:value="0.092" calcext:value-type="float">
            <text:p>0.092</text:p>
          </table:table-cell>
          <table:table-cell table:formula="of:=(SUM(VLOOKUP([.Q10]; [.$BF$3:.$BG$15]; 2; 0); VLOOKUP([.AB10]; [.$BF$3:.$BG$15]; 2; 0); VLOOKUP([.AI10]; [.$BF$3:.$BG$15]; 2; 0))) / 300 * 0.3" office:value-type="float" office:value="0.189" calcext:value-type="float">
            <text:p>0.189</text:p>
          </table:table-cell>
          <table:table-cell table:formula="of:=(SUM(VLOOKUP([.M10]; [.$BF$3:.$BG$15]; 2; 0); VLOOKUP([.R10]; [.$BF$3:.$BG$15]; 2; 0); VLOOKUP([.X10]; [.$BF$3:.$BG$15]; 2; 0); VLOOKUP([.AC10]; [.$BF$3:.$BG$15]; 2; 0); VLOOKUP([.AF10]; [.$BF$3:.$BG$15]; 2; 0); VLOOKUP([.T10]; [.$BF$3:.$BG$15]; 2; 0))) / 600 * 0.15" office:value-type="float" office:value="0.14" calcext:value-type="float">
            <text:p>0.14</text:p>
          </table:table-cell>
          <table:table-cell/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formula="of:=(SUM(VLOOKUP([.AQ10]; [.$BF$3:.$BG$15]; 2; 0); VLOOKUP([.AR10]; [.$BF$3:.$BG$15]; 2; 0); VLOOKUP([.AS10]; [.$BF$3:.$BG$15]; 2; 0))) / 300 * 0.2" office:value-type="float" office:value="0.188" calcext:value-type="float">
            <text:p>0.188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formula="of:=(SUM(VLOOKUP([.AV10]; [.$BF$3:.$BG$15]; 2; 0); VLOOKUP([.AW10]; [.$BF$3:.$BG$15]; 2; 0))) / 200 * 0.1" office:value-type="float" office:value="0.091" calcext:value-type="float">
            <text:p>0.091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C+</text:p>
          </table:table-cell>
          <table:table-cell table:style-name="ce34" table:number-columns-repeated="2"/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1"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11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B-</text:p>
          </table:table-cell>
          <table:table-cell table:style-name="ce11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11]; [.$BF$3:.$BG$15]; 2; 0); VLOOKUP([.S11]; [.$BF$3:.$BG$15]; 2; 0); VLOOKUP([.AD11]; [.$BF$3:.$BG$15]; 2; 0); VLOOKUP([.AK11]; [.$BF$3:.$BG$15]; 2; 0))) / 400 * 0.1" office:value-type="float" office:value="0.09025" calcext:value-type="float">
            <text:p>0.09025</text:p>
          </table:table-cell>
          <table:table-cell table:formula="of:=(SUM(VLOOKUP([.Q11]; [.$BF$3:.$BG$15]; 2; 0); VLOOKUP([.AB11]; [.$BF$3:.$BG$15]; 2; 0); VLOOKUP([.AI11]; [.$BF$3:.$BG$15]; 2; 0))) / 300 * 0.3" office:value-type="float" office:value="0.248" calcext:value-type="float">
            <text:p>0.248</text:p>
          </table:table-cell>
          <table:table-cell table:formula="of:=(SUM(VLOOKUP([.M11]; [.$BF$3:.$BG$15]; 2; 0); VLOOKUP([.R11]; [.$BF$3:.$BG$15]; 2; 0); VLOOKUP([.X11]; [.$BF$3:.$BG$15]; 2; 0); VLOOKUP([.AC11]; [.$BF$3:.$BG$15]; 2; 0); VLOOKUP([.AF11]; [.$BF$3:.$BG$15]; 2; 0); VLOOKUP([.T11]; [.$BF$3:.$BG$15]; 2; 0))) / 600 * 0.15" office:value-type="float" office:value="0.12875" calcext:value-type="float">
            <text:p>0.12875</text:p>
          </table:table-cell>
          <table:table-cell/>
          <table:table-cell table:number-columns-repeated="3" office:value-type="string" calcext:value-type="string">
            <text:p>C+</text:p>
          </table:table-cell>
          <table:table-cell table:formula="of:=(SUM(VLOOKUP([.AQ11]; [.$BF$3:.$BG$15]; 2; 0); VLOOKUP([.AR11]; [.$BF$3:.$BG$15]; 2; 0); VLOOKUP([.AS11]; [.$BF$3:.$BG$15]; 2; 0))) / 300 * 0.2" office:value-type="float" office:value="0.158" calcext:value-type="float">
            <text:p>0.15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V11]; [.$BF$3:.$BG$15]; 2; 0); VLOOKUP([.AW11]; [.$BF$3:.$BG$15]; 2; 0))) / 200 * 0.1" office:value-type="float" office:value="0.093" calcext:value-type="float">
            <text:p>0.09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B-</text:p>
          </table:table-cell>
          <table:table-cell table:style-name="ce34" table:number-columns-repeated="2"/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11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4" office:value-type="string" calcext:value-type="string">
            <text:p>C-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F</text:p>
          </table:table-cell>
          <table:table-cell/>
          <table:table-cell table:formula="of:=(SUM(VLOOKUP([.H12]; [.$BF$3:.$BG$15]; 2; 0); VLOOKUP([.S12]; [.$BF$3:.$BG$15]; 2; 0); VLOOKUP([.AD12]; [.$BF$3:.$BG$15]; 2; 0); VLOOKUP([.AK12]; [.$BF$3:.$BG$15]; 2; 0))) / 400 * 0.1" office:value-type="float" office:value="0.04475" calcext:value-type="float">
            <text:p>0.04475</text:p>
          </table:table-cell>
          <table:table-cell table:formula="of:=(SUM(VLOOKUP([.Q12]; [.$BF$3:.$BG$15]; 2; 0); VLOOKUP([.AB12]; [.$BF$3:.$BG$15]; 2; 0); VLOOKUP([.AI12]; [.$BF$3:.$BG$15]; 2; 0))) / 300 * 0.3" office:value-type="float" office:value="0.235" calcext:value-type="float">
            <text:p>0.235</text:p>
          </table:table-cell>
          <table:table-cell table:formula="of:=(SUM(VLOOKUP([.M12]; [.$BF$3:.$BG$15]; 2; 0); VLOOKUP([.R12]; [.$BF$3:.$BG$15]; 2; 0); VLOOKUP([.X12]; [.$BF$3:.$BG$15]; 2; 0); VLOOKUP([.AC12]; [.$BF$3:.$BG$15]; 2; 0); VLOOKUP([.AF12]; [.$BF$3:.$BG$15]; 2; 0); VLOOKUP([.I12]; [.$BF$3:.$BG$15]; 2; 0))) / 600 * 0.15" office:value-type="float" office:value="0.1325" calcext:value-type="float">
            <text:p>0.1325</text:p>
          </table:table-cell>
          <table:table-cell/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table:formula="of:=(SUM(VLOOKUP([.AQ12]; [.$BF$3:.$BG$15]; 2; 0); VLOOKUP([.AR12]; [.$BF$3:.$BG$15]; 2; 0); VLOOKUP([.AS12]; [.$BF$3:.$BG$15]; 2; 0))) / 300 * 0.2" office:value-type="float" office:value="0.163333333333333" calcext:value-type="float">
            <text:p>0.1633333333</text:p>
          </table:table-cell>
          <table:table-cell/>
          <table:table-cell table:number-columns-repeated="2" office:value-type="string" calcext:value-type="string">
            <text:p>B-</text:p>
          </table:table-cell>
          <table:table-cell table:formula="of:=(SUM(VLOOKUP([.AV12]; [.$BF$3:.$BG$15]; 2; 0); VLOOKUP([.AW12]; [.$BF$3:.$BG$15]; 2; 0))) / 200 * 0.1" office:value-type="float" office:value="0.083" calcext:value-type="float">
            <text:p>0.08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B+</text:p>
          </table:table-cell>
          <table:table-cell table:style-name="ce34" table:number-columns-repeated="2"/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14" office:value-type="string" calcext:value-type="string">
            <text:p>C+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10"/>
          <table:table-cell table:style-name="ce9" office:value-type="string" calcext:value-type="string">
            <text:p>A</text:p>
          </table:table-cell>
          <table:table-cell/>
          <table:table-cell table:formula="of:=(SUM(VLOOKUP([.H13]; [.$BF$3:.$BG$15]; 2; 0); VLOOKUP([.S13]; [.$BF$3:.$BG$15]; 2; 0); VLOOKUP([.AD13]; [.$BF$3:.$BG$15]; 2; 0); VLOOKUP([.AK13]; [.$BF$3:.$BG$15]; 2; 0))) / 400 * 0.1" office:value-type="float" office:value="0.09275" calcext:value-type="float">
            <text:p>0.09275</text:p>
          </table:table-cell>
          <table:table-cell table:formula="of:=(SUM(VLOOKUP([.Q13]; [.$BF$3:.$BG$15]; 2; 0); VLOOKUP([.AB13]; [.$BF$3:.$BG$15]; 2; 0); VLOOKUP([.AI13]; [.$BF$3:.$BG$15]; 2; 0))) / 300 * 0.3" office:value-type="float" office:value="0.245" calcext:value-type="float">
            <text:p>0.245</text:p>
          </table:table-cell>
          <table:table-cell table:formula="of:=(SUM(VLOOKUP([.M13]; [.$BF$3:.$BG$15]; 2; 0); VLOOKUP([.R13]; [.$BF$3:.$BG$15]; 2; 0); VLOOKUP([.X13]; [.$BF$3:.$BG$15]; 2; 0); VLOOKUP([.AC13]; [.$BF$3:.$BG$15]; 2; 0); VLOOKUP([.AF13]; [.$BF$3:.$BG$15]; 2; 0); VLOOKUP([.I13]; [.$BF$3:.$BG$15]; 2; 0))) / 600 * 0.15" office:value-type="float" office:value="0.13475" calcext:value-type="float">
            <text:p>0.13475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formula="of:=(SUM(VLOOKUP([.AQ13]; [.$BF$3:.$BG$15]; 2; 0); VLOOKUP([.AR13]; [.$BF$3:.$BG$15]; 2; 0); VLOOKUP([.AS13]; [.$BF$3:.$BG$15]; 2; 0))) / 300 * 0.2" office:value-type="float" office:value="0.174" calcext:value-type="float">
            <text:p>0.174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formula="of:=(SUM(VLOOKUP([.AV13]; [.$BF$3:.$BG$15]; 2; 0); VLOOKUP([.AW13]; [.$BF$3:.$BG$15]; 2; 0))) / 200 * 0.1" office:value-type="float" office:value="0.086" calcext:value-type="float">
            <text:p>0.08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A-</text:p>
          </table:table-cell>
          <table:table-cell table:style-name="ce34" table:number-columns-repeated="2"/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4" office:value-type="string" calcext:value-type="string">
            <text:p>A</text:p>
          </table:table-cell>
          <table:table-cell table:style-name="ce11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C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formula="of:=(SUM(VLOOKUP([.H14]; [.$BF$3:.$BG$15]; 2; 0); VLOOKUP([.S14]; [.$BF$3:.$BG$15]; 2; 0); VLOOKUP([.AD14]; [.$BF$3:.$BG$15]; 2; 0); VLOOKUP([.AK14]; [.$BF$3:.$BG$15]; 2; 0))) / 400 * 0.1" office:value-type="float" office:value="0.09275" calcext:value-type="float">
            <text:p>0.09275</text:p>
          </table:table-cell>
          <table:table-cell table:formula="of:=(SUM(VLOOKUP([.Q14]; [.$BF$3:.$BG$15]; 2; 0); VLOOKUP([.AB14]; [.$BF$3:.$BG$15]; 2; 0); VLOOKUP([.AI14]; [.$BF$3:.$BG$15]; 2; 0))) / 300 * 0.3" office:value-type="float" office:value="0.241" calcext:value-type="float">
            <text:p>0.241</text:p>
          </table:table-cell>
          <table:table-cell table:formula="of:=(SUM(VLOOKUP([.M14]; [.$BF$3:.$BG$15]; 2; 0); VLOOKUP([.R14]; [.$BF$3:.$BG$15]; 2; 0); VLOOKUP([.X14]; [.$BF$3:.$BG$15]; 2; 0); VLOOKUP([.AC14]; [.$BF$3:.$BG$15]; 2; 0); VLOOKUP([.AF14]; [.$BF$3:.$BG$15]; 2; 0); VLOOKUP([.I14]; [.$BF$3:.$BG$15]; 2; 0))) / 600 * 0.15" office:value-type="float" office:value="0.136" calcext:value-type="float">
            <text:p>0.136</text:p>
          </table:table-cell>
          <table:table-cell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table:formula="of:=(SUM(VLOOKUP([.AQ14]; [.$BF$3:.$BG$15]; 2; 0); VLOOKUP([.AR14]; [.$BF$3:.$BG$15]; 2; 0); VLOOKUP([.AS14]; [.$BF$3:.$BG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formula="of:=(SUM(VLOOKUP([.AV14]; [.$BF$3:.$BG$15]; 2; 0); VLOOKUP([.AW14]; [.$BF$3:.$BG$15]; 2; 0))) / 200 * 0.1" office:value-type="float" office:value="0.096" calcext:value-type="float">
            <text:p>0.096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C+</text:p>
          </table:table-cell>
          <table:table-cell table:style-name="ce34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62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</text:p>
          </table:table-cell>
          <table:table-cell table:style-name="ce11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1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14" office:value-type="string" calcext:value-type="string">
            <text:p>A-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formula="of:=(SUM(VLOOKUP([.H15]; [.$BF$3:.$BG$15]; 2; 0); VLOOKUP([.S15]; [.$BF$3:.$BG$15]; 2; 0); VLOOKUP([.AD15]; [.$BF$3:.$BG$15]; 2; 0); VLOOKUP([.AK15]; [.$BF$3:.$BG$15]; 2; 0))) / 400 * 0.1" office:value-type="float" office:value="0.09275" calcext:value-type="float">
            <text:p>0.09275</text:p>
          </table:table-cell>
          <table:table-cell table:formula="of:=(SUM(VLOOKUP([.Q15]; [.$BF$3:.$BG$15]; 2; 0); VLOOKUP([.AB15]; [.$BF$3:.$BG$15]; 2; 0); VLOOKUP([.AI15]; [.$BF$3:.$BG$15]; 2; 0))) / 300 * 0.3" office:value-type="float" office:value="0.189" calcext:value-type="float">
            <text:p>0.189</text:p>
          </table:table-cell>
          <table:table-cell table:formula="of:=(SUM(VLOOKUP([.M15]; [.$BF$3:.$BG$15]; 2; 0); VLOOKUP([.R15]; [.$BF$3:.$BG$15]; 2; 0); VLOOKUP([.X15]; [.$BF$3:.$BG$15]; 2; 0); VLOOKUP([.AC15]; [.$BF$3:.$BG$15]; 2; 0); VLOOKUP([.AF15]; [.$BF$3:.$BG$15]; 2; 0); VLOOKUP([.T15]; [.$BF$3:.$BG$15]; 2; 0))) / 600 * 0.15" office:value-type="float" office:value="0.141" calcext:value-type="float">
            <text:p>0.141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-</text:p>
          </table:table-cell>
          <table:table-cell table:formula="of:=(SUM(VLOOKUP([.AQ15]; [.$BF$3:.$BG$15]; 2; 0); VLOOKUP([.AR15]; [.$BF$3:.$BG$15]; 2; 0); VLOOKUP([.AS15]; [.$BF$3:.$BG$15]; 2; 0))) / 300 * 0.2" office:value-type="float" office:value="0.0993333333333333" calcext:value-type="float">
            <text:p>0.099333333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formula="of:=(SUM(VLOOKUP([.AV15]; [.$BF$3:.$BG$15]; 2; 0); VLOOKUP([.AW15]; [.$BF$3:.$BG$15]; 2; 0))) / 200 * 0.1" office:value-type="float" office:value="0.0925" calcext:value-type="float">
            <text:p>0.0925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B-</text:p>
          </table:table-cell>
          <table:table-cell table:style-name="ce34" table:number-columns-repeated="2"/>
          <table:table-cell/>
          <table:table-cell table:style-name="ce40"/>
          <table:table-cell table:style-name="ce43"/>
          <table:table-cell/>
          <table:table-cell table:style-name="ce40"/>
          <table:table-cell table:style-name="ce46"/>
          <table:table-cell table:number-columns-repeated="962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style-name="ce11" office:value-type="string" calcext:value-type="string">
            <text:p>A-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14" office:value-type="string" calcext:value-type="string">
            <text:p>B-</text:p>
          </table:table-cell>
          <table:table-cell table:style-name="ce11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</text:p>
          </table:table-cell>
          <table:table-cell table:style-name="ce10"/>
          <table:table-cell table:style-name="ce9" office:value-type="string" calcext:value-type="string">
            <text:p>B</text:p>
          </table:table-cell>
          <table:table-cell/>
          <table:table-cell table:formula="of:=(SUM(VLOOKUP([.H16]; [.$BF$3:.$BG$15]; 2; 0); VLOOKUP([.S16]; [.$BF$3:.$BG$15]; 2; 0); VLOOKUP([.AD16]; [.$BF$3:.$BG$15]; 2; 0); VLOOKUP([.AK16]; [.$BF$3:.$BG$15]; 2; 0))) / 400 * 0.1" office:value-type="float" office:value="0.0885" calcext:value-type="float">
            <text:p>0.0885</text:p>
          </table:table-cell>
          <table:table-cell table:formula="of:=(SUM(VLOOKUP([.Q16]; [.$BF$3:.$BG$15]; 2; 0); VLOOKUP([.AB16]; [.$BF$3:.$BG$15]; 2; 0); VLOOKUP([.AI16]; [.$BF$3:.$BG$15]; 2; 0))) / 300 * 0.3" office:value-type="float" office:value="0.262" calcext:value-type="float">
            <text:p>0.262</text:p>
          </table:table-cell>
          <table:table-cell table:formula="of:=(SUM(VLOOKUP([.M16]; [.$BF$3:.$BG$15]; 2; 0); VLOOKUP([.R16]; [.$BF$3:.$BG$15]; 2; 0); VLOOKUP([.X16]; [.$BF$3:.$BG$15]; 2; 0); VLOOKUP([.AC16]; [.$BF$3:.$BG$15]; 2; 0); VLOOKUP([.AF16]; [.$BF$3:.$BG$15]; 2; 0); VLOOKUP([.I16]; [.$BF$3:.$BG$15]; 2; 0))) / 600 * 0.15" office:value-type="float" office:value="0.13275" calcext:value-type="float">
            <text:p>0.13275</text:p>
          </table:table-cell>
          <table:table-cell/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formula="of:=(SUM(VLOOKUP([.AQ16]; [.$BF$3:.$BG$15]; 2; 0); VLOOKUP([.AR16]; [.$BF$3:.$BG$15]; 2; 0); VLOOKUP([.AS16]; [.$BF$3:.$BG$15]; 2; 0))) / 300 * 0.2" office:value-type="float" office:value="0.176" calcext:value-type="float">
            <text:p>0.176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formula="of:=(SUM(VLOOKUP([.AV16]; [.$BF$3:.$BG$15]; 2; 0); VLOOKUP([.AW16]; [.$BF$3:.$BG$15]; 2; 0))) / 200 * 0.1" office:value-type="float" office:value="0.093" calcext:value-type="float">
            <text:p>0.093</text:p>
          </table:table-cell>
          <table:table-cell table:number-columns-repeated="2"/>
          <table:table-cell table:style-name="ce34"/>
          <table:table-cell table:style-name="ce34" office:value-type="string" calcext:value-type="string">
            <text:p>B-</text:p>
          </table:table-cell>
          <table:table-cell table:style-name="ce34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42"/>
          <table:table-cell table:number-columns-repeated="2"/>
          <table:table-cell table:style-name="Default"/>
          <table:table-cell table:number-columns-repeated="959"/>
        </table:table-row>
        <table:table-row table:style-name="ro1">
          <table:table-cell table:number-columns-repeated="18"/>
          <table:table-cell table:style-name="ce9"/>
          <table:table-cell table:number-columns-repeated="17"/>
          <table:table-cell table:style-name="ce9"/>
          <table:table-cell table:number-columns-repeated="15"/>
          <table:table-cell table:style-name="ce34"/>
          <table:table-cell table:style-name="ce34" office:value-type="string" calcext:value-type="string">
            <text:p>B+</text:p>
          </table:table-cell>
          <table:table-cell table:style-name="ce34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style-name="ce42"/>
          <table:table-cell table:number-columns-repeated="962"/>
        </table:table-row>
        <table:table-row table:style-name="ro1">
          <table:table-cell table:style-name="ce2"/>
          <table:table-cell table:number-columns-repeated="51"/>
          <table:table-cell table:style-name="ce34"/>
          <table:table-cell table:style-name="ce34" office:value-type="string" calcext:value-type="string">
            <text:p>B</text:p>
          </table:table-cell>
          <table:table-cell table:style-name="ce34" table:number-columns-repeated="2"/>
          <table:table-cell table:number-columns-repeated="968"/>
        </table:table-row>
        <table:table-row table:style-name="ro1">
          <table:table-cell table:number-columns-repeated="52"/>
          <table:table-cell table:style-name="ce34"/>
          <table:table-cell table:style-name="ce34" office:value-type="string" calcext:value-type="string">
            <text:p>B+</text:p>
          </table:table-cell>
          <table:table-cell table:style-name="ce34" table:number-columns-repeated="2"/>
          <table:table-cell table:number-columns-repeated="968"/>
        </table:table-row>
        <table:table-row table:style-name="ro1">
          <table:table-cell table:number-columns-repeated="19"/>
          <table:table-cell table:style-name="Default"/>
          <table:table-cell table:number-columns-repeated="32"/>
          <table:table-cell table:style-name="ce34" table:number-columns-repeated="4"/>
          <table:table-cell table:number-columns-repeated="968"/>
        </table:table-row>
        <table:table-row table:style-name="ro1" table:number-rows-repeated="2">
          <table:table-cell table:number-columns-repeated="16"/>
          <table:table-cell table:style-name="ce15"/>
          <table:table-cell table:number-columns-repeated="2"/>
          <table:table-cell table:style-name="Default"/>
          <table:table-cell table:number-columns-repeated="32"/>
          <table:table-cell table:style-name="ce34" table:number-columns-repeated="4"/>
          <table:table-cell table:number-columns-repeated="968"/>
        </table:table-row>
        <table:table-row table:style-name="ro1">
          <table:table-cell table:number-columns-repeated="16"/>
          <table:table-cell table:style-name="ce15"/>
          <table:table-cell table:number-columns-repeated="2"/>
          <table:table-cell table:style-name="Default"/>
          <table:table-cell table:number-columns-repeated="32"/>
          <table:table-cell table:style-name="ce37" table:number-columns-repeated="2"/>
          <table:table-cell table:style-name="ce34" table:formula="of:=AVERAGE([.BC2:.BC22])" office:value-type="string" office:string-value="" calcext:value-type="error">
            <text:p>Err:509</text:p>
          </table:table-cell>
          <table:table-cell table:style-name="ce34" table:formula="of:=AVERAGE([.BD2:.BD22])" office:value-type="string" office:string-value="" calcext:value-type="error">
            <text:p>#DIV/0!</text:p>
          </table:table-cell>
          <table:table-cell table:number-columns-repeated="968"/>
        </table:table-row>
        <table:table-row table:style-name="ro1" table:number-rows-repeated="12">
          <table:table-cell table:number-columns-repeated="16"/>
          <table:table-cell table:style-name="ce15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ce15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4:34:16.832837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5-08T15:21:25.807970211</dc:date>
    <meta:editing-duration>P10DT9H4M28S</meta:editing-duration>
    <meta:editing-cycles>426</meta:editing-cycles>
    <meta:generator>LibreOffice/4.2.8.2$Linux_X86_64 LibreOffice_project/420m0$Build-2</meta:generator>
    <meta:printed-by>Gregory Kapfhammer</meta:printed-by>
    <meta:print-date>2012-12-31T15:26:41</meta:print-date>
    <meta:document-statistic meta:table-count="1" meta:cell-count="777" meta:object-count="0"/>
  </office:meta>
</office:document-meta>
</file>